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automatic-styles>
    <style:style style:name="Table1" style:family="table">
      <style:table-properties style:width="5.7708in" fo:margin-left="-0.0417in" fo:margin-top="0in" fo:margin-bottom="0in" table:align="left"/>
    </style:style>
    <style:style style:name="Table1.A" style:family="table-column">
      <style:table-column-properties style:column-width="0.8243in"/>
    </style:style>
    <style:style style:name="Table1.B" style:family="table-column">
      <style:table-column-properties style:column-width="4.9465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Text_20_body">
      <style:text-properties officeooo:rsid="001a63e3" officeooo:paragraph-rsid="001a63e3"/>
    </style:style>
    <style:style style:name="P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bd6b0" officeooo:paragraph-rsid="0019a978"/>
    </style:style>
    <style:style style:name="P6"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7" style:family="paragraph" style:parent-style-name="Title">
      <style:text-properties style:font-name="Liberation Sans" fo:font-size="28pt" officeooo:paragraph-rsid="0026b8a9" style:font-size-asian="28pt" style:font-size-complex="28pt"/>
    </style:style>
    <style:style style:name="P8" style:family="paragraph" style:parent-style-name="Standard">
      <style:paragraph-properties fo:margin-left="0in" fo:margin-right="0in" fo:orphans="2" fo:widows="2" fo:text-indent="0in" style:auto-text-indent="false"/>
      <style:text-properties officeooo:paragraph-rsid="0019a978"/>
    </style:style>
    <style:style style:name="P9" style:family="paragraph" style:parent-style-name="Heading_20_1">
      <style:text-properties fo:font-weight="normal" style:font-weight-asian="normal" style:font-weight-complex="normal"/>
    </style:style>
    <style:style style:name="P10" style:family="paragraph" style:parent-style-name="Standard">
      <style:paragraph-properties fo:margin-left="0in" fo:margin-right="0in" fo:orphans="2" fo:widows="2" fo:text-indent="0in" style:auto-text-indent="false"/>
      <style:text-properties officeooo:rsid="0019a978" officeooo:paragraph-rsid="00283666"/>
    </style:style>
    <style:style style:name="P11" style:family="paragraph" style:parent-style-name="Standard">
      <style:paragraph-properties fo:margin-left="0in" fo:margin-right="0in" fo:orphans="2" fo:widows="2" fo:text-indent="0in" style:auto-text-indent="false"/>
      <style:text-properties officeooo:rsid="00283666" officeooo:paragraph-rsid="00283666"/>
    </style:style>
    <style:style style:name="P12" style:family="paragraph" style:parent-style-name="Standard">
      <style:paragraph-properties fo:margin-left="0in" fo:margin-right="0in" fo:orphans="2" fo:widows="2" fo:text-indent="0in" style:auto-text-indent="false"/>
      <style:text-properties fo:font-size="13pt" officeooo:paragraph-rsid="00283666" style:font-size-asian="13pt" style:font-size-complex="13pt"/>
    </style:style>
    <style:style style:name="P13" style:family="paragraph" style:parent-style-name="Standard">
      <style:paragraph-properties fo:text-align="end" style:justify-single-word="false">
        <style:tab-stops/>
      </style:paragraph-properties>
    </style:style>
    <style:style style:name="P14" style:family="paragraph" style:parent-style-name="Standard">
      <style:paragraph-properties fo:text-align="start" style:justify-single-word="false">
        <style:tab-stops/>
      </style:paragraph-properties>
    </style:style>
    <style:style style:name="P1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283666" officeooo:paragraph-rsid="0019a978"/>
    </style:style>
    <style:style style:name="P16" style:family="paragraph" style:parent-style-name="Heading_20_2">
      <style:text-properties officeooo:paragraph-rsid="001a63e3"/>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283666"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29e011"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2bbacf" style:font-style-asian="normal" style:font-weight-asian="normal" style:text-emphasize="none"/>
    </style:style>
    <style:style style:name="T5" style:family="text">
      <style:text-properties fo:font-variant="normal" fo:text-transform="none" fo:color="#0f0f0f" loext:opacity="100%" style:font-name="Roboto" fo:letter-spacing="normal" fo:font-style="normal" fo:font-weight="normal" officeooo:rsid="0019a978"/>
    </style:style>
    <style:style style:name="T6" style:family="text">
      <style:text-properties fo:font-variant="normal" fo:text-transform="none" fo:color="#0f0f0f" loext:opacity="100%" style:font-name="Roboto" fo:letter-spacing="normal" fo:font-style="normal" fo:font-weight="normal" officeooo:rsid="00283666"/>
    </style:style>
    <style:style style:name="T7" style:family="text">
      <style:text-properties officeooo:rsid="001a63e3"/>
    </style:style>
    <style:style style:name="T8" style:family="text">
      <style:text-properties officeooo:rsid="0026b8a9"/>
    </style:style>
    <style:style style:name="T9" style:family="text">
      <style:text-properties officeooo:rsid="00283666"/>
    </style:style>
    <style:style style:name="T10" style:family="text">
      <style:text-properties officeooo:rsid="0028d3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ActInf GuestStream #026 ~ </text:span><text:span text:style-name="T2">Ronan </text:span><text:span text:style-name="T1">Tamari </text:span><text:span text:style-name="T3">&amp; Will Fischer</text:span><text:span text:style-name="T1">, “From Users to </text:span><text:span text:style-name="T4">(</text:span><text:span text:style-name="T1">Sense</text:span><text:span text:style-name="T4">)</text:span><text:span text:style-name="T1">Makers and Stigmergic Annotation”</text:span></text:p>
      <text:p text:style-name="Standard"/>
      <text:p text:style-name="P12"><text:span text:style-name="T6">D</text:span><text:span text:style-name="T5">iscussion </text:span><text:span text:style-name="T6">with the first author of t</text:span><text:span text:style-name="T5">he 202</text:span><text:span text:style-name="T6">2</text:span><text:span text:style-name="T5"> paper “From Users to (Sense)Makers: On the Pivotal Role of Stigmergic Social Annotation in the Quest for Collective Sensemaking” </text:span><text:span text:style-name="T6">by Ronen Tamari, Daniel Friedman, William Fischer, Lauren Hebert, Dafna Shahaf.</text:span></text:p>
      <text:p text:style-name="P15"/>
      <text:p text:style-name="P6"><text:a xlink:type="simple" xlink:href="https://dl.acm.org/doi/abs/10.1145/3511095.3536361" text:style-name="Internet_20_link" text:visited-style-name="Visited_20_Internet_20_Link">https://dl.acm.org/doi/abs/10.1145/3511095.3536361</text:a></text:p>
      <text:p text:style-name="P6"/>
      <text:p text:style-name="P6"/>
      <text:p text:style-name="Subtitle">Presented by Active Inference Institute in 2022</text:p>
      <text:p text:style-name="P2"/>
      <text:h text:style-name="P9" text:outline-level="1"><text:span text:style-name="T7">Session </text:span>0<text:span text:style-name="T9">26</text:span><text:span text:style-name="T8">.1,</text:span> <text:span text:style-name="T9">August 12, 2022</text:span></text:h>
      <text:p text:style-name="P1"><text:a xlink:type="simple" xlink:href="https://www.youtube.com/watch?v=J7cu4slfIBA" text:style-name="Internet_20_link" text:visited-style-name="Visited_20_Internet_20_Link">https://www.youtube.com/watch?v=J7cu4slfIBA</text:a></text:p>
      <text:p text:style-name="P1"/>
      <text:h text:style-name="P16" text:outline-level="2"><text:span text:style-name="T7">SESSION </text:span>SPEAKERS</text:h>
      <text:p text:style-name="P11">Ronan Tamari, <text:span text:style-name="T10">Will Fischer, </text:span>Daniel Friedman</text:p>
      <text:p text:style-name="P4"/>
      <text:p text:style-name="P3"/>
      <text:h text:style-name="Heading_20_2" text:outline-level="2">CONTENTS</text:h>
      <table:table table:name="Table1" table:style-name="Table1">
        <table:table-column table:style-name="Table1.A"/>
        <table:table-column table:style-name="Table1.B"/>
        <table:table-row table:style-name="Table1.1">
          <table:table-cell table:style-name="Table1.A1" office:value-type="string">
            <text:p text:style-name="P13">00:06</text:p>
          </table:table-cell>
          <table:table-cell table:style-name="Table1.A1" office:value-type="string">
            <text:p text:style-name="P14">Social Inference on Hypertext and Media</text:p>
          </table:table-cell>
        </table:table-row>
        <table:table-row table:style-name="Table1.1">
          <table:table-cell table:style-name="Table1.A1" office:value-type="string">
            <text:p text:style-name="P13">01:51</text:p>
          </table:table-cell>
          <table:table-cell table:style-name="Table1.A1" office:value-type="string">
            <text:p text:style-name="P14">Common Sense in a Democracy</text:p>
          </table:table-cell>
        </table:table-row>
        <table:table-row table:style-name="Table1.1">
          <table:table-cell table:style-name="Table1.A1" office:value-type="string">
            <text:p text:style-name="P13">04:44</text:p>
          </table:table-cell>
          <table:table-cell table:style-name="Table1.A1" office:value-type="string">
            <text:p text:style-name="P14">Platforms and the freedom of attention</text:p>
          </table:table-cell>
        </table:table-row>
        <table:table-row table:style-name="Table1.1">
          <table:table-cell table:style-name="Table1.A1" office:value-type="string">
            <text:p text:style-name="P13">12:44</text:p>
          </table:table-cell>
          <table:table-cell table:style-name="Table1.A1" office:value-type="string">
            <text:p text:style-name="P14">Stig<text:span text:style-name="T10">mergy</text:span> in the Digital Environment</text:p>
          </table:table-cell>
        </table:table-row>
        <table:table-row table:style-name="Table1.1">
          <table:table-cell table:style-name="Table1.A1" office:value-type="string">
            <text:p text:style-name="P13">17:35</text:p>
          </table:table-cell>
          <table:table-cell table:style-name="Table1.A1" office:value-type="string">
            <text:p text:style-name="P14">Signs of the Web</text:p>
          </table:table-cell>
        </table:table-row>
        <table:table-row table:style-name="Table1.1">
          <table:table-cell table:style-name="Table1.A1" office:value-type="string">
            <text:p text:style-name="P13">28:02</text:p>
          </table:table-cell>
          <table:table-cell table:style-name="Table1.A1" office:value-type="string">
            <text:p text:style-name="P14">What Open Source Attention means for information ecosystems</text:p>
          </table:table-cell>
        </table:table-row>
        <table:table-row table:style-name="Table1.1">
          <table:table-cell table:style-name="Table1.A1" office:value-type="string">
            <text:p text:style-name="P13">36:32</text:p>
          </table:table-cell>
          <table:table-cell table:style-name="Table1.A1" office:value-type="string">
            <text:p text:style-name="P14">Public Web Activity Tracking</text:p>
          </table:table-cell>
        </table:table-row>
        <table:table-row table:style-name="Table1.1">
          <table:table-cell table:style-name="Table1.A1" office:value-type="string">
            <text:p text:style-name="P13">38:55</text:p>
          </table:table-cell>
          <table:table-cell table:style-name="Table1.A1" office:value-type="string">
            <text:p text:style-name="P14">Venture Trail: The Future of Knowledge Garden</text:p>
          </table:table-cell>
        </table:table-row>
        <table:table-row table:style-name="Table1.1">
          <table:table-cell table:style-name="Table1.A1" office:value-type="string">
            <text:p text:style-name="P13">50:10</text:p>
          </table:table-cell>
          <table:table-cell table:style-name="Table1.A1" office:value-type="string">
            <text:p text:style-name="P14">Inactive Inference and Stigmergic Analysis</text:p>
          </table:table-cell>
        </table:table-row>
        <table:table-row table:style-name="Table1.1">
          <table:table-cell table:style-name="Table1.A1" office:value-type="string">
            <text:p text:style-name="P13">54:18</text:p>
          </table:table-cell>
          <table:table-cell table:style-name="Table1.A1" office:value-type="string">
            <text:p text:style-name="P14">Social Networks: Steward of Global Behavior</text:p>
          </table:table-cell>
        </table:table-row>
        <table:table-row table:style-name="Table1.1">
          <table:table-cell table:style-name="Table1.A1" office:value-type="string">
            <text:p text:style-name="P13">58:11</text:p>
          </table:table-cell>
          <table:table-cell table:style-name="Table1.A1" office:value-type="string">
            <text:p text:style-name="P14">The granular content of the Internet</text:p>
          </table:table-cell>
        </table:table-row>
        <text:soft-page-break/>
        <table:table-row table:style-name="Table1.1">
          <table:table-cell table:style-name="Table1.A1" office:value-type="string">
            <text:p text:style-name="P13">59:41</text:p>
          </table:table-cell>
          <table:table-cell table:style-name="Table1.A1" office:value-type="string">
            <text:p text:style-name="P14">Ants and their epistemic foraging</text:p>
          </table:table-cell>
        </table:table-row>
        <table:table-row table:style-name="Table1.1">
          <table:table-cell table:style-name="Table1.A1" office:value-type="string">
            <text:p text:style-name="P13">1:07:06</text:p>
          </table:table-cell>
          <table:table-cell table:style-name="Table1.A1" office:value-type="string">
            <text:p text:style-name="P14">The Future of Decision-Making With AI</text:p>
          </table:table-cell>
        </table:table-row>
        <table:table-row table:style-name="Table1.1">
          <table:table-cell table:style-name="Table1.A1" office:value-type="string">
            <text:p text:style-name="P13">1:08:18</text:p>
          </table:table-cell>
          <table:table-cell table:style-name="Table1.A1" office:value-type="string">
            <text:p text:style-name="P14">Active Inference: The challenges</text:p>
          </table:table-cell>
        </table:table-row>
        <table:table-row table:style-name="Table1.1">
          <table:table-cell table:style-name="Table1.A1" office:value-type="string">
            <text:p text:style-name="P13">1:11:28</text:p>
          </table:table-cell>
          <table:table-cell table:style-name="Table1.A1" office:value-type="string">
            <text:p text:style-name="P14">Open Questions: The epistemic engineering of design</text:p>
          </table:table-cell>
        </table:table-row>
        <table:table-row table:style-name="Table1.1">
          <table:table-cell table:style-name="Table1.A1" office:value-type="string">
            <text:p text:style-name="P13">1:15:56</text:p>
          </table:table-cell>
          <table:table-cell table:style-name="Table1.A1" office:value-type="string">
            <text:p text:style-name="P14">Active Management in Food Design</text:p>
          </table:table-cell>
        </table:table-row>
        <table:table-row table:style-name="Table1.1">
          <table:table-cell table:style-name="Table1.A1" office:value-type="string">
            <text:p text:style-name="P13">1:18:21</text:p>
          </table:table-cell>
          <table:table-cell table:style-name="Table1.A1" office:value-type="string">
            <text:p text:style-name="P14">What to Do About Decentralized Systems?</text:p>
          </table:table-cell>
        </table:table-row>
        <table:table-row table:style-name="Table1.1">
          <table:table-cell table:style-name="Table1.A1" office:value-type="string">
            <text:p text:style-name="P13">1:21:09</text:p>
          </table:table-cell>
          <table:table-cell table:style-name="Table1.A1" office:value-type="string">
            <text:p text:style-name="P14">Inventing the Future of Ideas</text:p>
          </table:table-cell>
        </table:table-row>
        <table:table-row table:style-name="Table1.1">
          <table:table-cell table:style-name="Table1.A1" office:value-type="string">
            <text:p text:style-name="P13">1:22:54</text:p>
          </table:table-cell>
          <table:table-cell table:style-name="Table1.A1" office:value-type="string">
            <text:p text:style-name="P14">Financial Inclusion and Accessibility</text:p>
          </table:table-cell>
        </table:table-row>
        <table:table-row table:style-name="Table1.1">
          <table:table-cell table:style-name="Table1.A1" office:value-type="string">
            <text:p text:style-name="P13">1:31:53</text:p>
          </table:table-cell>
          <table:table-cell table:style-name="Table1.A1" office:value-type="string">
            <text:p text:style-name="P14">Goodbye, This Movie</text:p>
          </table:table-cell>
        </table:table-row>
      </table:table>
      <text:p text:style-name="Standard"/>
      <text:p text:style-name="P8"/>
      <text:h text:style-name="Heading_20_2" text:outline-level="2">TRANSCRIPT</text:h>
      <text:p text:style-name="P10">00:06 Daniel:</text:p>
      <text:p text:style-name="P10">Alright. Hello everyone. It's August 12, 2022 and we are ActInf Lab Gueststream number 26.1, “<text:span text:style-name="T9">F</text:span>rom users to sense markers on the pivotal role of sti<text:span text:style-name="T9">gmergic</text:span> social annotation in the quest for collective sense making.” This could be a great presentation and discussion and so I'll pass it to Ronen to introduce the context and take it away with the presentation. So thanks everyone for joining and Ronen and Will, thanks for coming on.</text:p>
      <text:p text:style-name="P10"/>
      <text:p text:style-name="P10">00:40 Ronen:</text:p>
      <text:p text:style-name="P10">Awesome. Yeah, thanks Daniel for putting this on and excited to be here and have this discussion. I think it's our first time discussing this paper like long form, so looking forward to it. This paper actually for some context. This presentation will be related to the paper that we wrote together as a group and it's also presented in Active Inference on hypertext and social media in June this year in Barcelona.</text:p>
      <text:p text:style-name="P10">So today we'll go over kind of the key points of other paper and kind of dive into more details, kind of explore directions. If we didn't have time to addressed short kind of presentation delicate over the paper of the conference then we'll ahead to sort of open a wider discussion talk about how this is sort of informing the work of our collective and discussion of some initial projects that we're working on in the context of this research, including active inference and some other projects like Get and a few more.</text:p>
      <text:p text:style-name="P10">01:47 So yeah, looking forward to a dots two talk about. So yeah, probably we should start with the definitions of some of the terms here. Going to be using this because we introduce a lot of words.</text:p>
      <text:p text:style-name="P10">Chat can mean a lot of things about people. So I think sensemaking is something that has a lot of working definition. We're looking at processes by which individuals and groups make sense of their environment by organizing agent data. The environment is understood well enough to enable reasonable decision. So we do sense make other all the time in physical environment and online environments as we'll see.</text:p>
      <text:p text:style-name="P10">So there's this kind of coming stream of agent data coming from the environment and we have to sort of adapt and handle this kind of stream of data to inform Markov decision, incorporate it into our decision making process.</text:p>
      <text:p text:style-name="P10">But yeah, so sense making is a kind of fraught subject in terms of where collective sense making come into play because there's a kind of feeling like I see a lot of people talking about how democracies are in danger and other make reference to sense making.</text:p>
      <text:p text:style-name="P10">02:59 Some kind of typical sort of thing you might hear from media, you'll hear things like this, what we brought here. So yeah, the quality of our democratic life depends on the public having the fact chat being able to make sense of them. And there's a few things that this isn't really happening anymore. So that's why a lot of people are worried about the future of democracy.</text:p>
      <text:p text:style-name="P10"><text:soft-page-break/>This is just kind of an interesting research here on the right, it's showing how polarized and how much we don't have a shared sense.</text:p>
      <text:p text:style-name="P10">So you can look at things like the topics people are looking at and seeing on CNN or Fox News and see like how different other coverages of each of those networks for the same topic. So things like Trump's failure will get a lot of being addressed like very heavily in CNN but not feeling much on Fox and Democrats. So yeah, people are living in really different worlds and it's because of our information environment.</text:p>
      <text:p text:style-name="P10">04:01 So this is kind of the motivating background for why we're getting interested in this, because really, our democracy is hard at stake that's chat people have already noticed and, yeah, just kind of another word of sort of disclaiming that sense making is a wicked problem. And, yeah, we definitely aren't going to claim to have g solutions to sense making or collective sense making.</text:p>
      <text:p text:style-name="P10">It will require many different solutions and it's kind of an ongoing problem so we'll kind of make progress on it. Other we'll have new problems. It's very interdisciplinary. So there's a lot of stakeholders, a lot of different sort of schools of thought chat and practice it will need to be involved. So we're trying to look at one angle chat we link and that is how platforms shape our information landscapes online.</text:p>
      <text:p text:style-name="P10">And we kind of noticed two things, two sort of important things about platforms that make sense perilous.</text:p>
      <text:p text:style-name="P10">05:08 So for one there's this notion of centralization where the fugitive platforms, Facebook ability to etc have gained unprecedented control over attention by controlling the need to create, search and distribute information. And two opacity where platforms, network data and algorithms are hidden away from the public. So there's like all other oversight that could help us issues with our information on paper.</text:p>
      <text:p text:style-name="P10">We don't really have any way to handle this currently because of this opacity. Yeah the kind of doom scrolling has become the icon for times and we don't know what's behind our screen. Like why is something being shown to us? We kind of have to at times vague unless they just have motivation for why chat might be. But yeah, we really are kind of in control of the screens and here on the screens for most of the day.</text:p>
      <text:p text:style-name="P10">06:10 So definitely a lot of power over what here our information type.</text:p>
      <text:p text:style-name="P10">Yeah so you know, it's clear how we ask, it light, it's kind of convenient. We have these platforms TikTok, they offer us, they do offer us very high quality in come regards. They give us information that we're interested in. We like seeing what we're looking at on Instagram, we like seeing the videos we're watching on TikTok. They give us this short term coming kit.</text:p>
      <text:p text:style-name="P10">But of course then when we look at other more global picture we can start seeing the cost of this. Platforms are involved in a host of deeply problematic social pheromone like polarization, information, action and yeah, it's interesting to sort of go into the literature, like scientific literature on this, because scientists just this one tweet chat I particular. The most important page for my marker. Talking about this kind of dramatic restructuring human communication in Spanish decided.</text:p>
      <text:p text:style-name="P10">07:18 But on these platforms with no aim other than selling ads.</text:p>
      <text:p text:style-name="P10">Yeah. The paper is called Stewardship of Global Collective Paper. It's a very inspiring call to act. This is a crisis discipline just like ecology and sustainability or a crisis discipline we need to understand how we're going to help save the planet and learning nature. So we have a similar kind of crisis here.</text:p>
      <text:p text:style-name="P10">They're sort of playing on the front of the information online environment people are looking at there's been a lot of work on this on the scientific side this book is another kind of interesting, very inspiring book. It also kind of puts other finger squarely on this challenges attention economy. It says that if we're going to around from minimal challenges we face today cell need to be giving rights of attention, rights of things. The book is called Stand out of Light talks about freedom and resistance and the attention and these are all very inspiring sort of works and the question is where do we go from here?</text:p>
      <text:p text:style-name="P10"><text:soft-page-break/>08:35 So we're really inspired and we understand that the information environment is very sort of putting us in this perilous thought what can we do?</text:p>
      <text:p text:style-name="P10">So this is also from the same book. We're kind of working towards where we can start fascinating work on helping breaking these information so our quest kind of begins and with this kind of realization from Chat we presented earlier if we're at all serious about promoting freedom and autonomy in the digital age what that would entail to start a certain defend of freedom of attention. This is also very evocative kind of passage, freedom of attention. What does that look like on online spaces? There are a lot of ways chat you can think about freedom attention yeah so a lot of this work is sort of I think an attempt to sort of articulate one envision what freedom potentially looks like.</text:p>
      <text:p text:style-name="P10">Yeah so we have this quest we're trying to sort of put this other more into more concrete with what it means freedom of attention.</text:p>
      <text:p text:style-name="P10">09:36 We still only have sort of concrete targeting which is what we're working towards and this building up come tension but as a spoiler, you know what we talked about in this sensation we talked about in the paper we look at the extigurity to be some kind of unifying concept that's underlying attention and sensitivity. So we need some place to start, sort of a concrete solid place to put our feet and start working. We think energy is a really useful concept. Many of you probably haven't even heard of literature g I surely haven't until I met Daniel here.</text:p>
      <text:p text:style-name="P10">I learned about collective intelligence and connects so he actually will start from ground zero. Stigma g is collective behavioral coordination entities. You have perception and modification of shared environment. And this, I think, really did originate in studies of coordination in acts. So the classic sort of example is trail pheromones that ants leaves and we'll go into more detail on that.</text:p>
      <text:p text:style-name="P10">10:40 So an ant leads some kind of environment modification in the form of a trail pheromone and then it's attracted to it and there's some this collective intelligent behavior emerging as a result. Another important thing to say about sybrogy is this on the next, it's really kind of profound when you go into it because we shape the environment and it shapes us in a very profound way. Some even go as far to say that environments act as a distributed memory system for a collective organism. So if any of you are familiar with extended mind hypothesis, cognitive science, how our tools are sort of extensions of our cognition. So stigma g is sort of extended mind for collective and then we have these stigmergic feedback loops where go back here, you know, we have agents and they're producing some kind of mark.</text:p>
      <text:p text:style-name="P10">That's where stigma and mark.</text:p>
      <text:p text:style-name="P10">11:41 So agents are producing these results of action and that's stimulating, you know, the same agent or other agents. And so there's a kind of coupling between the environment agency acting on the environment, stimulating other agents for action. Then this kind of emergent global sense.</text:p>
      <text:p text:style-name="P10">Yeah. Also important, no large scale coordination is possible without signatures. So if you go like above N equals 25, then you need significant communication. It's not like we can do zoom calls with a thousand people light. We need other methods of coordination.</text:p>
      <text:p text:style-name="P10">Syngry is this main method of doing it asynchronous modifying environment that other people are participating in. We'll go through a lot of examples, but the point is that we really need to create healthy stigmergic infrastructure for large scale coordination. And then yeah, we can ask is stigmergic infrastructure that is provided to us today in online environments? How else is it? So we'll talk about that in a minute.</text:p>
      <text:p text:style-name="P10">12:44 Yeah. If you have anything you wanted to say about other aspects of stigma that we may not be touching here on.</text:p>
      <text:p text:style-name="P10"/>
      <text:p text:style-name="P10">12:54 Daniel:</text:p>
      <text:p text:style-name="P10">The types of stigma. Yes.</text:p>
      <text:p text:style-name="P10"/>
      <text:p text:style-name="P10">12:57 Ronen:</text:p>
      <text:p text:style-name="P10"><text:soft-page-break/>Cool.</text:p>
      <text:p text:style-name="P10">Yeah. So that's a nice slide. We get a lot of information from this work epistemology and it gives you kind of useful distinction between two kinds of stigma g and you have agent creating stigma g. Other call it semitectonicism. That's another literature, I think.</text:p>
      <text:p text:style-name="P10">Oh, cool. Yeah. Act as a sign of book because I isn't sure that nice. So yeah, cosmic base versus signaling stigma to which is marker base. So the examples are helpful here to understand what you mean in a physical environment, content creating is like actually carving out a trail which other agents are going to see and use chat.</text:p>
      <text:p text:style-name="P10">They take chat as some kind of sign chat. You should go to this trail and not just randomly off into the woods.</text:p>
      <text:p text:style-name="P10">And in other digital environment you might think of things like writing a document.</text:p>
      <text:p text:style-name="P10">13:57 So you're actually modifying a digital environment by writing words that's kind of other content creating stigma agent and on the other side you have signaling stigma agent marker based here looking at things like pheromone trails and physical environment. So ants are actually modifying the environment in any sort of meaningful way and they're just doing it as sort of communication. They're not changing the environment by moving some debris out of the path or other path or just marking some kind of trail for other hand in the digital environment you can think of as sort of highlighting or tagging is the counterpart to that in the physical environment. Cell definitely go to this more detail.</text:p>
      <text:p text:style-name="P10">Now we are focus here on this signalingbased image. We kind of isolate chat and this is what we want to focus on because actually yeah, this doesn't get as much attention if you're thinking about online environments as we'll see. A lot of people are talking about kind of content creating design.</text:p>
      <text:p text:style-name="P10">15:01 People don't mention it as dignity but people talk about how we create content, how we share it online and line people are talking about how we're sharing markers online. So this is why we decided this is kind of important to focus on, bring to attention.</text:p>
      <text:p text:style-name="P10">Did you want to lay competing about?</text:p>
      <text:p text:style-name="P10"/>
      <text:p text:style-name="P10">15:18 Daniel:</text:p>
      <text:p text:style-name="P10">Yeah, in the physical case, the left side, the actions that modify the niche and clear out the trail or move pebbles and do the nest architecture and so on. The analogy to content creation is very clear. Like there's some arrangements of mass that isn't where it was previously. And then on the right side where in the physical case it's more like the pheromone trails which are transient or longer lasting accumulations.</text:p>
      <text:p text:style-name="P10">And as I hope you can draw out on the next slide and going forward there is this kind of accumulation across both types. Like somebody might make an initial post on a social media but then somebody else might annotate it and it blurs other line between chat is a reaction, what's a pheromone and what is building another piece of content? Like if somebody responds with an image is that like building or is that like annotating and marking?</text:p>
      <text:p text:style-name="P10">16:23 And I think that points to the need to have a design language and a way of framing this question that is able to encompass, like the pure classical content delivery, like a paper publication and pure classical transient marking. On some digital context and everything in between, so that we don't have to categorize different communication acts along the lines that they have been defined by.</text:p>
      <text:p text:style-name="P10">Essentially the platforms that got us into this position.</text:p>
      <text:p text:style-name="P10"/>
      <text:p text:style-name="P10">16:57 Ronen:</text:p>
      <text:p text:style-name="P10">Yeah, that's really great and I think here there's maybe creates a leaving impression, there's some kind of categorization but yeah, there's really a spectrum between marker base and content creating. So it's kind of there's all the creates in between and some things, some markers are almost content in their own right. If I add a highlight with some words on it is that really concentrating or is that form of annotation signalling? So, yeah, definitely a lot of spectrum here and this is just to say that we're focused more on <text:soft-page-break/>this side of spectrum and then really we can talk about this side of the spectrum give a better idea of what we're looking at.</text:p>
      <text:p text:style-name="P10">So we're looking at the here of markers on the web and the reason we're focused on chat is because in a lot of respects they function as sort of the digital traces of human attention and you're looking at things like reactions, annotations that people might make, hyperlinks like oh, I think this content creates to some other content. We do it all the time in our tools like notion you're linking to some other page to link this minds me of tags tagging content oh, this is another topic of decentralized ecosystems or something like that and click through data is interesting.</text:p>
      <text:p text:style-name="P10">18:13 This is an implicit and explicit and implicit marker. So come of these markers people are kind of doing this, they're leaving consciously the digital ceremony trail by liking some posts and other times it's actually like you can think of it as a click marker where it's just like the trail chat we're traveling on the web. We're leaving this marker and it is definitely being harnessed right click through data is valuable data we'll see also later platform are selling and importing but yeah, it does the difference in like what people might not think chat you're creating any kind of data here even though people today are more sort of aware of it.</text:p>
      <text:p text:style-name="P10">But yeah, I think there's a lot of interesting these are some interesting future directions if we're talking about like implicit versus explicit. So there might be things that are more implicit in the future. For example pupil measurements or gaze tracking rainbow interfaces. So this is just where you're looking on a screen could also be a merging marker given that someone is recording it, it's getting recorded in some kind of medium and being used to sort of guide someone else's attention.</text:p>
      <text:p text:style-name="P10">19:23 Yes.</text:p>
      <text:p text:style-name="P10">And that is just the here marker. If no one is recording it then you can say yeah, it's not actually other gorgeous marker.</text:p>
      <text:p text:style-name="P10">There's a few things to say about this. One is that the reason these markers are so important is because they're very cheap to create, but they have a very high information but so this is why machine learning researchers and practitioners will pay a lot of money for human annotate data. Annotation is like very can be a few bit of information what label is come category? But it's very high information content because other human looked at this picture and this is a dog and it's a cat. So these things are very high information content and that makes them very valuable.</text:p>
      <text:p text:style-name="P10">They're also cheap to create, interpret. So yeah, this makes markers very valuable, but it also creates kind of challenges with ethics, user content, how the data is being used, privacy, because this thing is very valuable. But on the other hand, we're also creating a lot of things without even thinking. So should this be ours or should it not be us?</text:p>
      <text:p text:style-name="P10">20:26 So, a lot of questions there.</text:p>
      <text:p text:style-name="P10">Cool. So we're getting closer now to here as understanding where our directions agent. So, yeah, concrete markers could be hardest for healthier collective sense making, but centralized platforms are guarding them now. We kind of can see that if we look now, everywhere we look at what platforms are doing, we can see that they're actually these dragons that are learning. Like everything we're doing is getting really recorded without us having much access to it.</text:p>
      <text:p text:style-name="P10">So the click through data, likes all this kind of stuff is very previously and it's collected by these platforms. Okay, we kind of know where we're going now a little better. I want to say one thing just a little yeah, go into a little bit of what we mean when we say healthier collective. Like, why do we think that other emerging marker is too hand? So let's kind of give a little more inside of what is healthier, healthier information.</text:p>
      <text:p text:style-name="P10">21:27 Comments look at a few examples. That's like a toy example of ants, I think maybe can be illustrated. This is kind of the central model I had in my mind as I was thinking about this paper. So if you look at healthy signatures, acts, so an ant, you find some food source and if I bring it back to the nest and you made a pheromone trail, that life there. Sorry for the poor graphics.</text:p>
      <text:p text:style-name="P10"><text:soft-page-break/>And other acts are going to see that trail, be attracted to it and follow it. The food source is consumed and meanwhile the pheromone trail is decaying as the food source is consumed, eventually it'll just decay and then no, it's going to go, there was other time to consumed more food there. That's kind of how the healthy pheromones of thermometer decay, the ground holds it for some time and then there's sort of predictable operating characteristics of it. Now imagine a different kind of setup where you have a different kind of ground light. Like here I'm using platform just to be suggestive, but you have a platform which is actually like swallowing pheromone.</text:p>
      <text:p text:style-name="P10">22:30 Ants are explicit to lay other pheromones, it's gonna decay light. So this is already one way in which the stigma of infrastructure is not healthy because in a sense, like the ants are compliant to food because they're not going to be able to lay this pheromone there to track other grants. Another thing that could happen is if platforms are over amplifying. So if this kind of ground instead of decaying predictably it was kind of for some reason reacting an overamplining pheromone. So even when other food course was consumed, ants would still be kind of traversing in wasting a time, even when there's no food there.</text:p>
      <text:p text:style-name="P10">So that's another thing. You can kind of see the parallels. Yeah. Other third thing you might think of is a case where you have kind of areas where you can't lay Fairmonts. You can't leave the ferrell trail, so if there's food, it's outside the area where you can be pheromone.</text:p>
      <text:p text:style-name="P10">Other acts won't be finding it because just the properties of the ground.</text:p>
      <text:p text:style-name="P10">23:34 So these are all kind of ways in which they're just trying to give you to convey the intuition. Chat it's a very sort of delicately tuned system in many ways that can be out of tune, which would lead to very disastrous consequences for the sort of organism. The collective work is full.</text:p>
      <text:p text:style-name="P10">Do you want to break on that?</text:p>
      <text:p text:style-name="P10"/>
      <text:p text:style-name="P10">23:57 Will:</text:p>
      <text:p text:style-name="P10">Yeah, I was just going to observe that.</text:p>
      <text:p text:style-name="P10">On the concept of sort of information silos. Chat you discussed with Fox News and CNN. Maybe one more aspect of unhealthy sigmergy is some of these big merchant markers or trails are visible to one group and invisible to another group. So you also have this failure to create a shared reality.</text:p>
      <text:p text:style-name="P10">I wonder if that's another aspect of unhealthy click emerging.</text:p>
      <text:p text:style-name="P10"/>
      <text:p text:style-name="P10">24:34 Ronen:</text:p>
      <text:p text:style-name="P10">Yeah, definitely. I think that would definitely be another great example where, yeah, you might have a certain part of the dive it's going to be sensing and then another type chat on the other inside of the ask to be sensing. They're really going to be just living, not shared reality. Yeah, for sure.</text:p>
      <text:p text:style-name="P10">So I think that's a great example also.</text:p>
      <text:p text:style-name="P10">Yeah, those are just a few kind of hand free examples to try to get the point across. Chat if we're looking at healthier information environments, they're going to be highly complex because as you can see, there are a lot of parameters here. You just imagine what's going on with web. It's a stamp, so it's relatively simple and even leaving a complex. But you have all these different kinds of markers people are leaving and different parameters each the markers and how they're getting spread and used to recommend content.</text:p>
      <text:p text:style-name="P10">So a lot of parameters here appointed other designers and participants in these information environments will need to be able to assume more control, more decentralized.</text:p>
      <text:p text:style-name="P10">25:36 We don't want a central designer, but we'll need to be able to sort of play with these parameters more internally, as we discussed opacity and centralization. So very few people are able even to tweak these parameters and they can do experiments on global scale and they're the only people that can do them. So that was the point of these examples. So our proposal so chat we can kind of talk about where we think fruitful direction would be to go.</text:p>
      <text:p text:style-name="P10"><text:soft-page-break/>We call it open course attention and we try to draw in parallel to open source software and decentralization movement. And as I alluding to earlier, they aware all about freeing most of the work front content creation sharing. So you have things like GitHub and decentralized currencies like Bitcoin, all those examples of the kind of semi active literature, other content creating literature.</text:p>
      <text:p text:style-name="P10">26:39 So we can create code, we can create documents, we can publish social media posts, all that kind of thing. Chat content.</text:p>
      <text:p text:style-name="P10">We're talking about open source tension. We're looking at sort of a comment to that. This the emerging markers. Is anyone looking at this idea of freeing the reactions to comment? So we're doing a lot of this kind of work on decentralized conversation, but we're actually what here kind of pheromone other is chat.</text:p>
      <text:p text:style-name="P10">We're not actually doing much work on freeing these kind of reactions to competing. So on a technical level we think that just as we have systems and platform that will help us or protocols that help us share our content, we need other same for sharing the actual content that's on the technical level, like at high level. And then we have here sort of just like the social aspect of the open source software movement was these kind of hacker here that were building code in public and sharing it without any monetary compensation. Then cell have a similar kind of we envision kind of a similar kind of else maker hero or sort of counterpart and they're in kind of curation in public and they're mindful of their digital attention traces.</text:p>
      <text:p text:style-name="P10">27:51 So they're doing kind of open source attention, open source thinking, sort of following these lines of open source coding.</text:p>
      <text:p text:style-name="P10">Yeah. So let's look at what open source attention means for information ecosystems, like how we translate that to information ecosystem. Now we can actually we're zooming in. Now we're getting into the sort of more in the direction like concrete implementation. So first let's understand the platform central information because it's all the new terms.</text:p>
      <text:p text:style-name="P10">We have other new terminology. So what we can see is okay, so these are the dragons that are alluding our attention data. And how it happens is we have these kind of now we can sort of see what's happening here. Other Dupont following we're doing here is kind of a low agency annotation interface that's collecting our submerged markers platforms. Chat here storing other data.</text:p>
      <text:p text:style-name="P10">They sell it to advertisers, they use it to drive content discovery in a way that serves as optimizement for platform groups by serving us new content that will keep us on our screens as well as ads that will keep the advertisers happy.</text:p>
      <text:p text:style-name="P10">28:55 So they can sort of this is other feedback loop. They have other control flows on us because they have the data, they have the algorithms, chat are serving content. Now, how might you do something alternative that doesn't involve us dragons platform? So what we propose is a decentralized maker centric ecosystem.</text:p>
      <text:p text:style-name="P10">So instead of users, we have makers and makers of these kind of high agency annotations. So we can think of all these personal knowledge management tools notion in come and we'll look at geo hopefully later, the next, all these different kinds of annotation interfaces people are building here, knowledge management tools, you can actually think of them as annotation interfaces that are collecting signmergic markers. But the crucial sort of point is that we're talking about a case where markers are owning these markers. This is the point of sort of self sovereign storage, self sovereign data.</text:p>
      <text:p text:style-name="P10">29:58 You have things like solid protocol that allow people to actually control and own their own data.</text:p>
      <text:p text:style-name="P10">And we're saying if we apply other specific here markers, we actually get this separation decoupling of the content discovery algorithms and the merchant markers. And then you kind of break up this platform loop and then content discovery services will need to be sort of focus, they'll need to be aligned with make into account human centered incentives. So makers will be able to share data with these kind of discovery services and will be a lot of diverse content discovery services but they won't have control over or data. And then that's kind of a way to break up that vicious cycle. So you can imagine different kinds of feed algorithms, chat, you'll have like a competing market feed algorithms or <text:soft-page-break/>you'll have matchmaking services, AI, communication, all kinds of diverse new discovery services and you can use all of them or any of them.</text:p>
      <text:p text:style-name="P10">31:00 It incentivizes an open source, open course and more humancentered environment. And right, one of the main challenges, one of the first challenges that this kind of proposal is running into is how to scale up. Because we have this kind of network effect where we need to compete essentially with Facebook and Twitter and all these huge established network because they have the data to provide high quality communication and we don't have anything right now. So the idea here is to boost draft growth in personal knowledge management tools for collective knowledge management. This is an idea that's kind of floating around in a lot of different spaces.</text:p>
      <text:p text:style-name="P10">But yeah, instead of feeling that user curated knowledge is really stuck in angle laser tools, all the while search engines really aren't doing as well as they could be doing. How do we build more curated knowledge?</text:p>
      <text:p text:style-name="P10">32:02 Chat works not just like here silos second grade. So I think one way to look at it is that, yeah, this is swing dependent on the other direction where if previously there's data silos in the platform level. So each platform is like data silos using that for harmful sort of purposes.</text:p>
      <text:p text:style-name="P10">This kind of problem here, what's currently happening is like each of these small, relatively small knowledge management tools is going to be a data set and they won't be large enough to sort of reach critical path. They won't be large enough to provide high quality content discovered. So they have some data. But it's not enough. So all of them start competing versus each other.</text:p>
      <text:p text:style-name="P10">Neither, none of them are going to be able to provide like this kind of highest quality service and they won't be able to best the beat the platform, the big platforms. So what we kind of proposal here is a protocol not platform approach and this is something that's a very sort of widely advocated for a web stream.</text:p>
      <text:p text:style-name="P10">33:07 So you see protocols are all kind of all kinds of interoperable online objects and what we're talking about here are protocols for emerging primitives. So you might imagine proposal for like or backlink or other kind of things we talked about earlier and what this effectively would enable is having markers. You could share markers essentially.</text:p>
      <text:p text:style-name="P10">So instead of having these styles of markers you can actually cool them. So if I'm collecting my reading list in notion, so I'm also doing it in Rome and someone else is doing it in another app, they could also be shared in this kind of format and use for driving this kind of discovery. So that is kind of where designing is going. We took a lot of inspiration from this very good essay on proposal platform high recommended.</text:p>
      <text:p text:style-name="P10">So yeah, I think kind of the mean version of that is we have these kind of current situation here, these small independent platforms are going to be eaten by the BigFish ticket, twitter, Facebook and all those.</text:p>
      <text:p text:style-name="P10">34:20 And the way for these independent platforms to coordinate is through interoperability using protocols for emerging markers. That's kind of our vision but there's a lot of work to do to get to there. So some next steps we are thinking about are definitely kind of going deeper into needs and a lot of questions remaining about social incentives, the tech back, malicious use of these kind of technologies, cultural transitions like how do we do the transition from users to makers. This kind of work, this kind of paper was more like a keep guy idea paper and it was more like functioning other call to action to sort of challenge.</text:p>
      <text:p text:style-name="P10">We're saying we need to start building text for governing our attention which is sort of something that we haven't heard much talk about. So we wanted to bring that emphasize in this paper.</text:p>
      <text:p text:style-name="P10">35:20 Yeah, we are really looking for all kind of collaborators. So check or site and connect.</text:p>
      <text:p text:style-name="P10">I think we can maybe pause there and move this discussion.</text:p>
      <text:p text:style-name="P10"/>
      <text:p text:style-name="P10">35:41 Daniel:</text:p>
      <text:p text:style-name="P10"><text:soft-page-break/>Thanks for the presentation Ronen. So for those who are watching live, feel free to write a comment in the live chat. Otherwise will if you have any reflections or thoughts. And then we have a few more slides to go through in this next steps phase, and that will include looking a little bit more at some platform affordances and also talking about how this connects to active inference.</text:p>
      <text:p text:style-name="P10"/>
      <text:p text:style-name="P10">36:12 Will:</text:p>
      <text:p text:style-name="P10">No immediate thoughts here I need to talk about when we get to the discussion and the questions yeah, let's go.</text:p>
      <text:p text:style-name="P10"/>
      <text:p text:style-name="P10">36:21 Daniel:</text:p>
      <text:p text:style-name="P10">To the prompting directions and talk about that. And then we'll go after that to vo and then active inference.</text:p>
      <text:p text:style-name="P10"/>
      <text:p text:style-name="P10">36:32 Ronen:</text:p>
      <text:p text:style-name="P10">Yeah, great. So yeah, some promising directions we kind of became aware of.</text:p>
      <text:p text:style-name="P10">This is actually even after we wrote the paper. This is an interesting work from a few years back on opportunities and challenges around public web activity traits. Essentially getting people to experiment with human subjects and explore the kind of forces for allowing people to share browsing activity tricks for example, like URLs I visited and time spent on web page information like that. So they gave people a tool that could allow them to do chat inside other processes and they checked like small groups of people, different kind of friend groups or research group and they found a lot of interesting things. I think some of the highlights were that they found that while people hand privacy concerns, they definitely can and will tailor their sharing depending on the context and incentives.</text:p>
      <text:p text:style-name="P10">37:34 People felt that this made them a lot more mindful of Hear rousing behavior in a lot of times in a good way, which kind of speaks to the user to maker transition. If people are sort of being open source just like you might open source code, you kind of make sure it's like high quality because we know people are looking at it. So paying maybe it as like attention and browsing and people also could kind of feel how this would help them better sort of navigate the information landscape because they here saying like you can better assess the legitimacy of some website by knowing how many people visited it, who limited it. This kind of shared public information. Yeah, this book kind of caught my high if you ask me.</text:p>
      <text:p text:style-name="P10">I'm rather one of billion likes other researchers for an academic and humanistic knowledge purposes are the ones that can map information here for humanity rather than private companies. This is really speaking to people feeling that sort of human curated each human looking in can be healthier information parameters. Definitely this work also pointed to sort of the limitations.</text:p>
      <text:p text:style-name="P10">38:35 It's like how do you scale up to something larger than just like a group of else. So yeah, but definitely this is like a cool preliminary study.</text:p>
      <text:p text:style-name="P10"/>
      <text:p text:style-name="P10">38:55 Will:</text:p>
      <text:p text:style-name="P10">Thanks Ronen. So did is a prototype stage software project that was actually originally design by a platform that is a kind of knowledge garden, a way for people to visually build Hear network of references and make connects and trace their paths back. And it was in a sense a way of creating trails for people between pieces of content in different platforms or silos. And of course the problem with that as Ronen has discussed is it itself is in a sidecloth and is in a platform. So it's a little bit self creating in its original conceptualization.</text:p>
      <text:p text:style-name="P10">So right now we're actually in a stage where we're sort of going back to the drawing board, making this new research and this new approach of building a tool that works on an interoperable protocol using distributed data instead of a centralized data store with proprietary mechanisms of interaction.</text:p>
      <text:p text:style-name="P10"><text:soft-page-break/>40:06 And hopefully we can take Vo and make it a test case where we can practically apply the concept of this common sense protocol to build out a piece of software where the data can then be used in other pieces of software, other front ends, other search engines, and so on. And in that way start to actually break free of this platform, dominate our attention paradigm, and see kind of what the possible aware limitations are. We have a short demo that is kind of the original concept of Vo. So we'll go through that real quick.</text:p>
      <text:p text:style-name="P10"/>
      <text:p text:style-name="P10">40:50 Daniel:</text:p>
      <text:p text:style-name="P10">I don't think the sound will play, but just full screen of video and just play it and will describe us. Yeah, okay, I got it.</text:p>
      <text:p text:style-name="P10"/>
      <text:p text:style-name="P10">40:58 Ronen:</text:p>
      <text:p text:style-name="P10">If you want to try, will say.</text:p>
      <text:p text:style-name="P10"/>
      <text:p text:style-name="P10">41:01 Will:</text:p>
      <text:p text:style-name="P10">All right, so this is an example of how Vo might work. So it takes you through a process of discovery.</text:p>
      <text:p text:style-name="P10">You can essentially keep track of what you're interested in learning, go through the entire search process, look for sources that seem interesting or relevant to you, and then as you go, you can go through and annotate different pieces, take detailed notes, take excerpts, et cetera. And then as you have new questions, as there are new areas that you would like to search, you can essentially capture those as you go without breaking your train of dots, without breaking your research process. And then from there, Via automatically builds a visual map of what you've explored and what you have yet to explore so that you can continue to build an ongoing research map. And then when you come back to this many months later, you have the entire context of your whole research process visually laid out for you.</text:p>
      <text:p text:style-name="P10">42:07 Everything you look for, everything you found, everything you here interested in but never got around to.</text:p>
      <text:p text:style-name="P10">So you kind of take a lot of the burden of manually managing a research process off of the researcher and allow the technology to do with the technology does that. So largely this is just away for you to take kind of a walk at your own place through the information you're interested in or is valuable to you at the level that you can understand it. So it allows you to sort of selfselect the best learning path without really getting lost in the platforms and algorithms and I guess content suggestions or even curated content or courses that might not be at the proper level of depth for where you are at the moment. Go ahead.</text:p>
      <text:p text:style-name="P10"/>
      <text:p text:style-name="P10">43:02 Daniel:</text:p>
      <text:p text:style-name="P10">Yeah, well, go first run and then I'll add a few notes.</text:p>
      <text:p text:style-name="P10"/>
      <text:p text:style-name="P10">43:08 Ronen:</text:p>
      <text:p text:style-name="P10">I just wanted to say this is one of the things that I think triggered the whole collaboration, got us started on this direction of research, like seeing what Vo can does, find a few intriguing things. One is that many annotation tools don't provide this kind of temporal relation between annotations. So there's like, you're annotating everything and you done really know the structure of how you got there and where you went from there. And things like laid out in a trail form was really evocative and sort of thinking about like, how could this look if we could share this type of information? And like, imagine the sort of multiple player video where you might be standing on a node and then you're like seeing the trails of other people.</text:p>
      <text:p text:style-name="P10">And maybe it's like even using AI to sort of highlight the people that are maybe recommended that you should follow their trails based on stigma g and broad signals and AI or whatever. So Chat was an amazing tool to have to navigate with.</text:p>
      <text:p text:style-name="P10"><text:soft-page-break/>44:18 Just I think those are, one, social media and sort of linking adaptations are like two seem like really, really intriguing directions to make this.</text:p>
      <text:p text:style-name="P10"/>
      <text:p text:style-name="P10">44:29 Daniel:</text:p>
      <text:p text:style-name="P10">Yeah, I also saw that transition between the first person knowledge management and the second person that Ronen had brought up earlier. And it hinges on shared landmarks. And so being able to think of these in a spatial context, which maybe we can return to with active inference, and then being able to go down to just one's own path, like just like we'd have a trace on Google Maps or something like that, but then see multiple paths together and have curation approaches there and then. I think it's really fascinating tension with this functionality, the single or the multiplayer case, it could be done in a centralized platform, web to strategy, and there's even arguments for why that would be streamlined, more efficient, more secure, all these different aspects, yet in a different way or at a higher level.</text:p>
      <text:p text:style-name="P10">There are challenges and failure modes and so on.</text:p>
      <text:p text:style-name="P10">45:31 That would be like dismantling the function potentially, for example, allowing for a centralized point of control over those path recommendation algorithms. So as long as the architecture is bundled, then there are certain failure modes that this is actually like escalating to the next level. People say, oh, we used to have the newsfeed, it was linear and now we have the branching news feed and it's so much more fun and engaging, but then it's just representing the next escalation in attention capture.</text:p>
      <text:p text:style-name="P10"/>
      <text:p text:style-name="P10">46:06 Will:</text:p>
      <text:p text:style-name="P10">Yeah, that's a really good observation.</text:p>
      <text:p text:style-name="P10">Yeah, that's kind of why here motivated to pull out of this platform paradigm and kind of follow this new approach fundamentally. Like, all we're trying to do is enhance people's ability to make sense of the world. And if we make a tool that undermines it, no matter how cool or fun it is, we called so bringing it into a context where this data is. You can take the same data and use it in different apps, or you can take data from different apps and use it in here. And you can kind of break free of certain mechanisms where the fact that the data is siloed could be used against the end user and instead create a paradigm where this information can be acted on and integrated in a lot of different ways.</text:p>
      <text:p text:style-name="P10">47:10 Where there's room for innovation and insights and creativity and competition and disruption. Where this model can be evolved outside of just this app by one team of developers and can be integrated into different ways of interacting with information. And by freeing it from that, then the concept isn't only serving a business or a small group of people, it's serving everybody who stands to benefit from the concept being available. So that's kind of what we're trying to do. We don't want to shoot ourselves in the foot and violate our purpose.</text:p>
      <text:p text:style-name="P10">Yeah.</text:p>
      <text:p text:style-name="P10"/>
      <text:p text:style-name="P10">47:54 Ronen:</text:p>
      <text:p text:style-name="P10">I was just thinking just one more time like you were talking about the different kinds of apps. By letting this beta be free, it opens up the spaces like you don't really know how to be used. I mean, we know it's incredibly valuable. We envision how it could be used in certain ways.</text:p>
      <text:p text:style-name="P10">I'm just linking of for example, learning apps. I think there's, like, a lot of intriguing space there to explore, like the trail that someone is making in the beginning of their sets. And some topic is very different to other trail chat. Someone is making, like, an advanced trail. And if you could learn new, different kind of trails, you could build really cool online curriculum services.</text:p>
      <text:p text:style-name="P10">That's one thing I'm thinking of. But there's just like so many other and I think there's just a lot of questions. People are maybe thinking themselves. Obviously there's technical questions because what we're saying you're just to kind of drive the point home. We're saying we don't think vo should be the only tool that will let you map these graphical.</text:p>
      <text:p text:style-name="P10">We want a lot of different tools to be able to do this and interact with each other.</text:p>
      <text:p text:style-name="P10"><text:soft-page-break/>48:55 That's one thing that's kind of okay because it cases a lot of confusing questions about okay, how do you guys monetize this stuff? Like here aware you where's the data getting stored? How aware people not feeling your data? Or how are you maybe getting compensated for people using your data in different kinds of services?</text:p>
      <text:p text:style-name="P10">Here aware chat. There are a lot of challenging questions here. We're not dive about that. But we do think that these kind of questions are joining broader questions in web free space of data sovereignty and decentralized identity and all those bigger questions that a lot of people are working on and we see ourselves interfacing with them in a modular way. Like come of the good solutions for feeling people on their database.</text:p>
      <text:p text:style-name="P10">It to.</text:p>
      <text:p text:style-name="P10"/>
      <text:p text:style-name="P10">49:51 Daniel:</text:p>
      <text:p text:style-name="P10">Bring it to active inference and maybe go to the second of the active inference slides first.</text:p>
      <text:p text:style-name="P10"/>
      <text:p text:style-name="P10">50:00 Ronen:</text:p>
      <text:p text:style-name="P10">Awesome.</text:p>
      <text:p text:style-name="P10"/>
      <text:p text:style-name="P10">50:06 Daniel:</text:p>
      <text:p text:style-name="P10">And the next slide we'll come back to the general directions. I just wanted to start with this one, highlight some awesome recent work and provide like an example based entry point to the intersection of attention which is often used very attracted or in a single entity case, in active inference or in a nonstigmergic setting, how attention is being used and bring it to like a very clear applied case. So this is the recent work of Albadasan etc. Al from this year and they are making a model of kind of like a toy Twitter where individuals are involved in just like in any active inference model, they're involved in perception, cognition and action and an impact in the niche. And in this case what is being perceived from the niche, what the generative process is handing those entities is information that in this case is being proxied by different hashtags.</text:p>
      <text:p text:style-name="P10">51:10 So yes on X, no on x. Of course hashtags have much more complex usage. Simply tagging content or using or not using one can see many ways that the hashtag is not the whole semantic picture but again, it serves as a proxy and as an expansive platform to make models that could include different kinds of communication. And on the left is a graphical representation of how this simulation plays out. And so a simulation like this can be used prospectively given a set of parameters to evaluate different futures.</text:p>
      <text:p text:style-name="P10">It can also be used, given empirical data to tune those parameters. And in fact, there can be kind of a bi directionality or a tale of two cities, tail of two densities where empirical data are coming in and updating parameters. And then those updated parameters are used in a generative capacity again to look at counterfactuals or to simulate futures.</text:p>
      <text:p text:style-name="P10">52:15 And it's called a graphical model because it's based upon a Bayesian graphical network model. The nodes, whether they're a circle or square there aware some details to go into but the nodes are variables so that would be like x equals those are the nodes and that would be equivalent to like available in a script.</text:p>
      <text:p text:style-name="P10">So whether you think about this more mathematically or more from a programming and implementation angle, the nodes are like the variables and the edges represent relationships amongst the variables. And for those who have more familiarity with this type of representation of an active inference model they'll see what some of these letters mean and what roles they might be playing here. But suffice to say that this graphical network here is representing the cognitive context of multiple entities that are perceiving information in the form of hashtag, doing some cognitive process on it, updating their beliefs as well as choosing how to act and then implementing that action and then that is like one time step in the simulation.</text:p>
      <text:p text:style-name="P10"><text:soft-page-break/>53:28 So I wanted to provide this example because it's a great case study of bringing active inference into a social and digital setting and it's a great direction that uses also the Pi MDP package developed by some of the authors and others. So it's a great case on multiple Its to understand how research developments and open course software development can meet up with socially relevant cases.</text:p>
      <text:p text:style-name="P10">So why don't you just describe that case if either of you have any thoughts or questions? And then the next case that we'll look into will be more of an ant case, and that will help bring us to some of these bigger questions about attention and stigma lay just kind.</text:p>
      <text:p text:style-name="P10"/>
      <text:p text:style-name="P10">54:18 Ronen:</text:p>
      <text:p text:style-name="P10">Of cycle back, I think, to one of the first slides. We were talking about this kind of stewardship of global behavior paper, which was kind of calling out the fact that there's no ethical or scientific oversight over the large platforms and then saying this is something like how ethical oversight might look. And actually it's more than oversight light because actually it's even deeper than oversight because it's actually like you might imagine this being involved in sort of intervention in platform being able to if you have recommendation services, this could inform how to update parameters or a condition service based on observed behavior of the network.</text:p>
      <text:p text:style-name="P10">So yeah, beyond oversight, even sort of like kind of collective decentralized control we were looking to this and this is like a more concrete instance of how that might look very fascinating kind of direction, a modeling direction that people can maybe find interesting.</text:p>
      <text:p text:style-name="P10"/>
      <text:p text:style-name="P10">55:17 Daniel:</text:p>
      <text:p text:style-name="P10">And it also really highlights the relevance of a bottom up agent perspective. Not just because we then can talk about pluralism and diversity of perspective much more easily, but even the kinds of design interventions and suggestions are going to be different if we think about this from like the top down content depositing or the bottom up approach. Like imagine if we wanted the ants in the colony to be in a different location and we're putting all these articles in one location, we're making so much amazing content promoting this idea. But of course if the entities are not navigating to it and reinforcing that trail, you could spend all the money on advertising and it would just dissipate as soon as that life support for the trail we're gone.</text:p>
      <text:p text:style-name="P10">And so when we take that bottom up attention perspective, it really puts us, like in the view from the inside, from the participant, what are they perceiving? Which is always going to be extremely limited.</text:p>
      <text:p text:style-name="P10">56:20 And then what are they updating their beliefs in terms of and then how are they choosing to act, given the affordances they have? So the bottom up perspective brings in all these very important discussions around accessibility and discourse and perspective integration and then treats it as something that might be addressed at the level where it's occurring, which is at the entity. Or the actor level, rather than being like, well, there's 500 petabytes of data and this is how much the system does on this high level.</text:p>
      <text:p text:style-name="P10">Those are abstract metrics. Again with an economic analogy, it'd be like macroeconomics and then behavioral and neuro and economics. One can just put piles of product in different locations, but unless there's individuals who are interested in it and prefer it and allocate their attention to it, nothing will occur.</text:p>
      <text:p text:style-name="P10"/>
      <text:p text:style-name="P10">57:18 Ronen:</text:p>
      <text:p text:style-name="P10">Maybe another just like to try a concrete example for that could be will brought up to Fox News versus CNN. So you might imagine, like, stewards of some futuristic social network or social get the kind of tension data we're talking about collecting here.</text:p>
      <text:p text:style-name="P10">And they might be able to through these kind of modern approaches because okay, what if we want to optimize this network for rents of coverage and get people to see diverse viewpoints and stuff like chat, which recommendation services we use and how should we tune them. And then sort of seeing the <text:soft-page-break/>effect of other and being able to learn how to collectively steward attention again, this open source people can participate in it. Yeah, direction is a more healthy for society.</text:p>
      <text:p text:style-name="P10"/>
      <text:p text:style-name="P10">58:11 Daniel:</text:p>
      <text:p text:style-name="P10">One last stop before going to the next slide is in the vo traces we saw about how what was being presented or provided or curated isn't necessarily the granular content. So not the newsletter that says, here's the five things you want to look at, or here ranked by whatever metric, novelty or by importance or popularity. Here are the granular atomic pieces of content for you to look at when we can curate and in a consensual way determine how transitions amongst content are coming into play. That's like the true value. Okay, so you're on the Wikipedia page for active inference or you're on the Wikipedia page for some historical entity.</text:p>
      <text:p text:style-name="P10">Maybe that content is just so amazing it stands alone. But the reality is it's part of our epistemic foraging, our learning journeys. And so being able to connect dots is quite literally understanding. Okay, for somebody who is in a given context and language experience, this intro to Python should link to this next resource.</text:p>
      <text:p text:style-name="P10">59:19 But then of course, there aware many lines, so there's no reason to collapse that pathway to like a hallway.</text:p>
      <text:p text:style-name="P10">It kind of aspects the actual dynamics of the information environment in a few interesting ways. Let's go to the next slide because it connects up some more points.</text:p>
      <text:p text:style-name="P10"/>
      <text:p text:style-name="P10">59:34 Ronen:</text:p>
      <text:p text:style-name="P10">Yeah, the backwards or backwards?</text:p>
      <text:p text:style-name="P10"/>
      <text:p text:style-name="P10">59:38 Daniel:</text:p>
      <text:p text:style-name="P10">The forwards.</text:p>
      <text:p text:style-name="P10">Okay, so in 2021, with some colleagues, I worked on an Ant colony Limitations, where the individual nest mates were utilizing an active inference model of perception, cognition, action. And those actions were spatial movement in a teammase. So in a foraging space. And then one other action that they had the opportunity to do upon finding food was to deposit Pheromone. So no Pheromone was being deposited until the food was detected.</text:p>
      <text:p text:style-name="P10">And then upon kind of turning around, a Pheromone deposition occurred and it was decaying in the environment. Now it's a kind of fun link to look at the place where that code model of epistemic foraging, being foraging in a space and looking for something, feeling for something, having a conference to find something that we used in the ant spatial foraging case for finding the food resource in the teammates.</text:p>
      <text:p text:style-name="P10">1:00:49 It was adapted from an earlier different paper by Label Content et al. And the paper was acquisition of culturally patterned attention styles under active inference. And so the setting is very creative and subtle, which is that there's a TicTacToe grid, so a three by three grid that is representing like the visual scope of someone who is looking at something.</text:p>
      <text:p text:style-name="P10">So they're staring or they're foraging on the central point and then they have like a limited range of peripheral vision and then outside of that, there's much less visual acuity. They were involved in an epistemic foraging ask. So unlike where in reward learning, the decisions of here to move and how to move might be dictated by what is perceived as the most pragmatically rewarding state or paths towards pragmatic reward.</text:p>
      <text:p text:style-name="P10">1:01:50 In this information foraging case, which has been also explored, a lot of other eye movements, active inference simulations, it's driven by epistemic foraging, reducing certain about what kind of pattern one is existing in. And so it's almost like reading Braille except it's with our eyes because we of course, don't see at the same resolution the whole page at the same time.</text:p>
      <text:p text:style-name="P10"><text:soft-page-break/>In fact, the clarity outside of your main visual region and the clarity even in your blind spot is part of our generative model of envision. But putting that aside, what the entities are doing in this pottery scanning task is actually scanning locally and using the local patterns that they're seeing with other relationship of like, okay, is it like a line going across or line going up? Or is there a diagonal understanding the motifs that they're perceiving to reduce their certain about what kind of pottery they're looking at?</text:p>
      <text:p text:style-name="P10">1:02:53 And this the only Tweak main Tweak that we had to make to bring it into a spatial foraging context was thinking, okay, instead of the point at the center of the visual gaze, instead of that just being like the X Y coordinate of where one is looking at, we're going to make that the body position of the nest, mate. And so visual foraging, you can scan and you can teleport or move very rapidly, but it doesn't leave a trace.</text:p>
      <text:p text:style-name="P10">You could look over something many times and it's not going to modify the object in the link case because it's this embodied spatial foraging. They are only able to move locally and they do, under all sum situations, physically modify the niche. And I think it really closes the loop with what Ronen brought up earlier with like eye gaze and other brain computer interfaces are taking invisible stigmagic markers of attention and making them into visible markers like heatgaze analysis or heat maps of gays.</text:p>
      <text:p text:style-name="P10">1:04:08 Not sure what they call it. It is often used like in advertising where people might present two versions of a page or a product and see where people are looking in terms of the label and other features.</text:p>
      <text:p text:style-name="P10">Do we have or use that kind of approach for education? Do we proactively use it? Do people field test different layouts of papers? So that's an interesting thought.</text:p>
      <text:p text:style-name="P10"/>
      <text:p text:style-name="P10">1:04:39 Ronen:</text:p>
      <text:p text:style-name="P10">Yeah, it feels like a whole new sort of field of epistemic engineering. There's so many Fury engineering practice. They're all different levels, pretty wide space for different kind of techniques. This is really cool. I like how you bridge between sites.</text:p>
      <text:p text:style-name="P10">Like the site where we have here like Dissolvation and the ant movement. It's really interesting. Like how ant each ant is like a better of the collective organism. So yeah, it almost feel like what we're trying to build and for social network is kind of like we're trying to build a seismograph or something like that. Like an epistemic sizmograph.</text:p>
      <text:p text:style-name="P10">Yeah. Making just kind of what you're saying invisible could hear invisible or visible or.</text:p>
      <text:p text:style-name="P10"/>
      <text:p text:style-name="P10">1:05:37 Daniel:</text:p>
      <text:p text:style-name="P10">Another kind of visual mix metaphor. If there's a topdown attention determiner, it's like the Eye of Mordor in Lord of the Rings. It's like a laser that's like leaving a star where it's scanning.</text:p>
      <text:p text:style-name="P10">So it could be modifying the environment or not, but it's like one strong laser versus like feeling it as many distributed eyes that are in local feedback loops. So their cognitive burden, if we think about the actual biology of it or their computational burden if we think about simulating this system, would be lower and more paralyzable and wouldn't require any entity to have access to information that we know it can't have. Like how do people interact with markets? Well, they don't have the time series data from the last ten years loaded into memory, but the analyst might. But the individual is actually on this journey seeing random things from different times.</text:p>
      <text:p text:style-name="P10">And so if we wanted to understand decision making in that setting, we would want to be taking or at least implementing the top down with a bottomup view.</text:p>
      <text:p text:style-name="P10">1:06:46 And so it's the case in economics and it's also the case in our epistemic environments, though those are corralled in a way that keeps the discourse on certain areas.</text:p>
      <text:p text:style-name="P10"/>
      <text:p text:style-name="P10">1:07:03 Ronen:</text:p>
      <text:p text:style-name="P10"><text:soft-page-break/>Yeah. Cell we kind of talked about a little before. I feel like there's another whole at also to talk about how this kind of how much we want to bring in the sort of machine aided decisionmaking because we understand that humans I can see here it does, how local agents are making sense of other local environment and that's sort of creating this global, more global sense making.</text:p>
      <text:p text:style-name="P10">But then I know we also know that humans like when we choose, for example, what cases on this social view here, eventually we're going to use AI to integrate history. People chat, traverse those paths besides suggest like a few to go. I think there's just a delicate balance between maintaining human agency and integration. Belief that know what they're doing. They're not just following blind instructions from algorithms versus really.</text:p>
      <text:p text:style-name="P10">Needing algorithms to make sense and crunch the data, but doing it in a way that doesn't sort of I think that I've heard it's called algorithms that disintermediates human.</text:p>
      <text:p text:style-name="P10">1:08:05 It's kind of like the human. It's like a peripheral part of the sense making. It mostly between algorithms. So yeah, I think that's definitely like a data to walk there.</text:p>
      <text:p text:style-name="P10"/>
      <text:p text:style-name="P10">1:08:18 Daniel:</text:p>
      <text:p text:style-name="P10">Let's go to the first active inference life, two slides of general questions to raise some of them to bring us out from those more specific examples, some general active inference questions and then we can close with the open challenges. So just the first one was what is attention active inference lay and how is it being used? Because there's a technical usage of attention that's common in Bayesian statistics. Like you could hear about a neural network with an attention module or even a simpler kind of model with attention as a parameter. And it relates to how much new observation are updating your priors.</text:p>
      <text:p text:style-name="P10">So if you have no attention on an observation, it's not updating your priors. So that is equivalent to not paying attention. It's like there's things you're not seeing behind you, you're not paying any attention. They're not being used up to your prior. Whereas if you're super paying attention to something, then you're going to be updating your prior to its location or what it's telling you.</text:p>
      <text:p text:style-name="P10">1:09:23 So where have we seen that kind of motif in active inference and how did it play a role in the albarosson etc. All paper? And how does it play a role in these kinds of simulations? Second questions, like a very general question that we ask all the time, which is just where and how is active inference being applied? Are those conceptual or schematic simulations?</text:p>
      <text:p text:style-name="P10">Or are these real time data processing systems which almost inevitably are going to require technical solutions that aren't like just active inference lab entity loop that's kind of like the kernel. But then there's a technological system that uses the kernel just like the linear model kernel, like y equals MX plus B that is so simple it can be written down. Yet in practice there needs to be a lot of architecture and multilinear regressions and so on. So this is a different kernel for modeling this kind of an active situation.</text:p>
      <text:p text:style-name="P10">1:10:24 And also the ecosystems need to have more than just an insightful kernel to be of any utility, let alone function.</text:p>
      <text:p text:style-name="P10">The third point. We recently had a symposium on active inference and robotics where we had about nine presented who shared different work that is, involving the realization of robotic systems implementing active inference, and to see the kinds of topics that they were bringing to the front, like affective robotics, robots that are dealing with us as affective entities, but also robots that even have computational emulations of affect. Like what if a robot could have a frustration parameter, but it used that to not go down a road that it wasn't really finding value in, for example, or boredom if the information wasn't good or excitement if it were good. So those kinds of aspects have a technical and computational usage, active inference, lab models.</text:p>
      <text:p text:style-name="P10">1:11:28 And then I think the last question that brings us to the more open questions and a lot of the other threads chat our coauthors have been bringing in is like, where is design in this and human centered design.</text:p>
      <text:p text:style-name="P10"><text:soft-page-break/>Graphical design and the user interface, but taking that as like the tip of the iceberg. And how do we bring in proactive thinking around what kinds of systems and experience that are to be curated? How does that design thinking meld with cognitive science in a positive way?</text:p>
      <text:p text:style-name="P10"/>
      <text:p text:style-name="P10">1:12:18 Ronen:</text:p>
      <text:p text:style-name="P10">Cool. Yeah. One thing you mentioned, I think this is other beginning when you start working. You asked this question, it kind of stuck with me. You said something about like yeah, we have like what are we doing with all the common sense if we're not using them, you're saying something.</text:p>
      <text:p text:style-name="P10">We're not implementing the theories and practice often when here building products. So it seems yeah, this seems like a really interesting kind of theory integration with practice to build information and landscapes. I think concrete has a dot two say here.</text:p>
      <text:p text:style-name="P10"/>
      <text:p text:style-name="P10">1:13:02 Will:</text:p>
      <text:p text:style-name="P10">Kind of get a little meta too. So you have what you said earlier, you said epistemic engineering. I'm kind of inclined to reframe it as like epidemic design, epistemic environment design in which agents are using their understanding of active inference to develop systems that allow individuals to interact with the world in a way that uses active inference. So it's sort of like I mean, that's kind of what I believe I've hear it phrased as active openmindedness. That's a sort of like self reflection.</text:p>
      <text:p text:style-name="P10">It's this ability to evaluate your own cognitive processes, update your models and your own cognitive processes in ways that allow you to interact with other external information so that you can continue to update your models where they might otherwise become entrenched in over conference and confirmation bias and whatnot. And this is kind of taking it out of that individualistic paradigm and applying it in a collective paradigm where you're by designing ecosystems, epistemic ecosystems that allow people to best leverage those in light apply without even thinking about it.</text:p>
      <text:p text:style-name="P10">1:14:17 We're kind of reaping the same benefit to some extent that people would gain from keep somewhat critical or at least humble and skeptical introspection, which active inference lay applied to itself in a sense.</text:p>
      <text:p text:style-name="P10"/>
      <text:p text:style-name="P10">1:14:40 Ronen:</text:p>
      <text:p text:style-name="P10">Yeah, which I think is really cool and I just maybe try to connect it to come things people might be familiar with. I think Friston Harris often speaks about the current technology which is sort of raised to the bottom.</text:p>
      <text:p text:style-name="P10">Chat it sort of thrives on exploiting our different vulnerabilities, cognitive vulnerabilities and promising off those sort of other externality is. Chat we're degrading human cognition here. I feel like this and is sort of trying to be in the space of Face to the Top which is another kind of paying chat prisoners I've hear talk about here. Yeah, trying to think about technology in a way that actually making us more open mind, more attuned to sort of our space and the collective here we bit in collective sense making and it seems like it's really promising. How do we get people, how do we build technology to make people more critically affective and open minded and all those things and we have to apply other same principles to do chat.</text:p>
      <text:p text:style-name="P10">1:15:47 We have to understand those things, we have to know what open mind means to be able to sort of build technology. Chat will help bring it about.</text:p>
      <text:p text:style-name="P10"/>
      <text:p text:style-name="P10">1:15:56 Daniel:</text:p>
      <text:p text:style-name="P10">Maybe other last active comment will go to our last slide is like will what you mentioned with active open mindedness, which is surely a term that preceded active inference, but it face ages that active management. And then the dilemma or tension or dialectic between like what we bring to the table and then what the table is providing to us. And so if it here some other kind of product design, we're making a soft drink, are we going to large in with assumptions and then what are the danger modes of <text:soft-page-break/>that? But also what is the danger of just what every single person tells you putting too much attention on the specifics overfitting to those 20 people and making some kind of like chimera that only appeals to them. And that would be one thing in the food engineering and food design case but this is the leverage point on digital communication and so it becomes even more of an immediacy because this is the coefficient on how we communicate and share and learn nowadays.</text:p>
      <text:p text:style-name="P10">1:17:08 And also puts in these higher offer questions like we were talking about earlier, which is, there's always going to be an argument for centralization. And that's not to say that one extreme is better than other. It's always contextual, but there always is an argument to just do it faster internally rather than potentially avert a deeper failure mode. But there are other challenges arising with decentralized systems so there's no generalized free lunch but then the question could be like but could there be information environments and regimes of action and regimes of attention that are consensual and also productive and so on. So I agree it's been an awesome and to bring in Will with yours and Lauren's experience on design and seeing design as like almost the art and science and practice of bringing the counterfactual and the adjacent possible via inference into something that is implemented.</text:p>
      <text:p text:style-name="P10">1:18:19 So I think there's a lot to connect there. So maybe let's go to our last slide and then if anybody in live chat has any thoughts or questions otherwise Ronen, looking forward to hearing these.</text:p>
      <text:p text:style-name="P10"/>
      <text:p text:style-name="P10">1:18:32 Ronen:</text:p>
      <text:p text:style-name="P10">Yeah, you feel like there's a whole full stack there's design, engineering, all chat and in between. But yeah, so here talking about some of the trade off between I think where we are now and centralized systems and decentralized systems. There are a lot of open challenges here come of them we already talked about so I'll go through them.</text:p>
      <text:p text:style-name="P10">I just kind of finished on come of these things that here looking at trying to make progress with our research proposal and development and all that. So yeah, I think one thing is definitely that what can we do right now to help clean up our information ecosystems given that many of these tools don't exist yet. And I guess a lot of people would say these are like decades long projects to build interoperable protocols.</text:p>
      <text:p text:style-name="P10">1:19:33 So yeah chat do we do right now? I think anyone has dots on that go back to it.</text:p>
      <text:p text:style-name="P10">Yeah I think there's this kind of we called about a few times during the conversation you have this kind of user which is a local minima convenience users are just like they're getting used and they're using software but it's really like this kind of very convenient local minima and get stuck in it. How do you transition towards more active generative role? There's a lot of culture and norms and social aspects here that we can actually also dive deeper into, but yeah, future conversations on that. And yeah, there's also the protocol problem, which we aware, mindful of where this is, I think best addressed by this Xkcd coming. You have some kind of situation where you want to introduce the new standard, but they're already standards.</text:p>
      <text:p text:style-name="P10">Then you kind of try to generalize everyone else's protocols and now they're like just protocols, just in the same situation.</text:p>
      <text:p text:style-name="P10">1:20:39 Yeah this is a problem. I don't know any really great results. I know there's so many successors here, so it is clear we have a challenge facing us. But on the other hand, web three seems to be all about happening this protocol problem.</text:p>
      <text:p text:style-name="P10">So we feel like here in good. Company at least thinking about this.</text:p>
      <text:p text:style-name="P10"/>
      <text:p text:style-name="P10">1:21:06 Daniel:</text:p>
      <text:p text:style-name="P10">Will want to add something or yeah.</text:p>
      <text:p text:style-name="P10"/>
      <text:p text:style-name="P10">1:21:09 Will:</text:p>
      <text:p text:style-name="P10">One of the things I love the second one and I think one of the things that resonates with me is I think it speaks to one. Of the original explicit goals of idea, which is like, obviously this is a huge problem. <text:soft-page-break/>And one of the brings we were trying to do in designing that interface is to make it as convenient as possible to be an active sense maker. And largely, this is driven by my own research process.</text:p>
      <text:p text:style-name="P10">I have Add. I have a very hard time getting through research paper. So we were trying to find a way to make going through this process that seems really overwhelming to some people, including myself, a lot more convenient, a lot more simple, and taking a lot of that. Like the labor. Burden off so that the person's mind is free to think and record and doesn't have to actually manage really what is a fairly sophisticated process for people who I mean, both of you are seasoned academics.</text:p>
      <text:p text:style-name="P10">1:22:17 You know that it's not a trivial skill to be able to go through loops of information and extract what's meaningful and figure out where you need to delve into new arenas. And if you can make that process, chat requires a lot of discipline and planning and structures. And whatnot if you can make chat very convenient? Then all of a sudden you can just think about the thing, think about the information and the ideas that are in the information.</text:p>
      <text:p text:style-name="P10">Of course we don't have that tool yet, so what can we do? Light now.</text:p>
      <text:p text:style-name="P10"/>
      <text:p text:style-name="P10">1:22:53 Daniel:</text:p>
      <text:p text:style-name="P10">Nice, thanks. Cell, just a few other comments. The interoperability we brought up earlier, the content is often highly interoperable today. Like whether you can download it directly or right click, have or use OBS to screen cap, pretty much any content can be delivered on another platform. You can share text or an image you found on one location to another.</text:p>
      <text:p text:style-name="P10">So in many ways amidst the platforms jumping from platform to platform we have interoperable content because we have like file types for content JPEG and Ronnie, you highlight the interoperability of these attention markers the ones that we have today, the likes and so on, but then the ones that we could have tomorrow with all here other kinds of interfaces. And then I wondered Cell, where are we at with financial interoperability? Is there a way for even this one special kind of data like a ledger or some kind of bookkeeping?</text:p>
      <text:p text:style-name="P10">1:23:59 What are the interoperability mechanisms that exist for financial data? And then would the knowledge case be easier or marker?</text:p>
      <text:p text:style-name="P10">And then what happening this 14 and then going to 15? So how does the financial information stay coherent? With markets, there isn't an interoperability layer necessarily directly between two currencies. But then there are different kinds of intermediators who can be clear or obscure with why they're providing some kind of exchange. And so I think that points to like information exchanges before some kind of sweeping knowledge, generalization synthesis, like a future knowledge protocol.</text:p>
      <text:p text:style-name="P10">There would be many options for just like the APIs and the kind of web scraping and learning techniques that exist today to act as markets that help swap different information.</text:p>
      <text:p text:style-name="P10">1:25:09 And then one other point to make was we talked also about what is opaque and what is transparent. And in some earlier active streams actually on consciousness and attention and awareness, we had an interesting discussion around transparency and opaque. A transparent thing is competing that you can't see, you see through it because you can't see it. Something that's opaque, you do see because you can't see through it.</text:p>
      <text:p text:style-name="P10">So what aspects of the system should be transparent? Which isn't to say we could investigate the source code because that would actually be opacity and one could say, well, it's fully documented locally, comprehensive opacity. Well that's great, but what are the parts of the system chat are transparent like the waterly swim in that would be not visible. And then what are the parts of the system where people would see them and know them and those could be opaque?</text:p>
      <text:p text:style-name="P10"/>
      <text:p text:style-name="P10">1:26:15 Ronen:</text:p>
      <text:p text:style-name="P10">Yeah, that's awesome.</text:p>
      <text:p text:style-name="P10">That's kind of mind allowing. But that kind of brings to mind break distinction on making convenience isn't always I was treating it here as sort of something that's kind of cursed like you're saying it can also <text:soft-page-break/>be a doomed or benefit. The right thing is made convenient and it kind of seems like what you're saying also is we need to make the right things. Just like an interface, like a cell phone. The right things are opaque and the right things are transparent.</text:p>
      <text:p text:style-name="P10">Where the affordances for controlling it, the relevant affordances for controlling it are the ones chat you see, the ones you don't need to see, you don't see. So yeah, probably something like that. Seems like again semic design how to make information landscapes that sort of show you the right levers and obscure the things you don't need to see so you can not get overwhelmed. And probably being able to kind of open this open source quality means that different people will want different numbers. So some people really want to play with nuts and bolts and other people just want to have simple interfaces.</text:p>
      <text:p text:style-name="P10">1:27:19 But allowing all that span of interfaces I think is part of the touch on this plurality aspect you were talking about. I think it's really important that different people will see different interfaces based on what's best for them.</text:p>
      <text:p text:style-name="P10"/>
      <text:p text:style-name="P10">1:27:36 Will:</text:p>
      <text:p text:style-name="P10">That's one of the biggest advantages of having this interoperability is now we have an opportunity to take what is ultimately the same data set and make interfaces, make end user applications that are tailored to particular needs or people or use cases or accessibility needs and whatnot. So that really niche groups of people can interact on this broad scale in a way that specifically suits them, that can't be accommodated with a platform or with like kind of a one size fits all approach to manipulating, with engaging with, interacting with this data, this information.</text:p>
      <text:p text:style-name="P10"/>
      <text:p text:style-name="P10">1:28:25 Ronen:</text:p>
      <text:p text:style-name="P10">Yeah.</text:p>
      <text:p text:style-name="P10"/>
      <text:p text:style-name="P10">1:28:27 Daniel:</text:p>
      <text:p text:style-name="P10">One quick comment on the accessibility because I think it really distinguishes the semitectonic the building like stigma from the attention like stigma g. So content accessibility is the prerequisite for there to be the trail.</text:p>
      <text:p text:style-name="P10">Content accessibility could include like screen reader affordances, changing the font size, changing the colors, making sure chat just like the open science movement has been highlighting like chat, the content quite literally is accessible in any form, let alone one that accounts for like sensory differences. But just making the content available has to be a first step. And then what does attention accessibility look like? So like if previously it was like we need that PDF accessible, not behind a paywall. Okay, content accessibility with preprint servers to a large extent in the scientific domain, just speaking early like that, content is accessible.</text:p>
      <text:p text:style-name="P10">1:29:37 And then what are all the trails that go from this one preprint website and PDF and the way that these 700 people had these thoughts and these 300 people had these thoughts that's that transition amongst different content and giving accessibility to that content because that content is being recorded and it is being used to shape attention. But through this covert platform owned loop, rather than us being able to be like I want to publicly add this comment on the paper and then I want this to be only in my private information or something like that. But I think that really highlights that. Accessibility isn't just the font size genre. There's another connecting the dots kind of accessibility chat doesn't exist even like on the radar because it feels like cell.</text:p>
      <text:p text:style-name="P10">1:30:40 What do you need to understand the scientific paper beyond having access to the PDF? It's like you need like, everything. And now that can be a clearer conversation.</text:p>
      <text:p text:style-name="P10"/>
      <text:p text:style-name="P10">1:30:51 Ronen:</text:p>
      <text:p text:style-name="P10">Yeah. I love that accessibility is broader than just the content accessibility to the actual people other content.</text:p>
      <text:p text:style-name="P10"><text:soft-page-break/></text:p>
      <text:p text:style-name="P10">1:31:00 Daniel:</text:p>
      <text:p text:style-name="P10">Well, any other like, thoughts or directions or information you want to share, feel free to go for it.</text:p>
      <text:p text:style-name="P10"/>
      <text:p text:style-name="P10">1:31:11 Ronen:</text:p>
      <text:p text:style-name="P10">Yeah, this is great. It's fun to dive into all these things. Yeah. So many other questions. Just again, reiterating, it isn't take a lot of minds to think about these things and work on these things, types of minds and builders and all that.</text:p>
      <text:p text:style-name="P10">So yeah, if you're interested by any of this, then we're really welcoming collaborators.</text:p>
      <text:p text:style-name="P10"/>
      <text:p text:style-name="P10">1:31:32 Daniel:</text:p>
      <text:p text:style-name="P10">Awesome.</text:p>
      <text:p text:style-name="P10"/>
      <text:p text:style-name="P10">1:31:33 Ronen:</text:p>
      <text:p text:style-name="P10">Yeah.</text:p>
      <text:p text:style-name="P10"/>
      <text:p text:style-name="P10">1:31:33 Daniel:</text:p>
      <text:p text:style-name="P10">We can have like a 26.2. We can always continue the series and like version and update and include others in the conversation.</text:p>
      <text:p text:style-name="P10">So great presentation and thanks both for joining.</text:p>
      <text:p text:style-name="P10"/>
      <text:p text:style-name="P10">1:31:48 Ronen:</text:p>
      <text:p text:style-name="P10">Thank you.</text:p>
      <text:p text:style-name="P10"/>
      <text:p text:style-name="P10">1:31:51 Will:</text:p>
      <text:p text:style-name="P10">Yeah, thanks so much.</text:p>
      <text:p text:style-name="P10"/>
      <text:p text:style-name="P10">1:31:53 Daniel:</text:p>
      <text:p text:style-name="P10">Goodbye.<text:line-break/></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2-01T17:12:33.179000000</dc:date>
    <meta:editing-duration>PT5H34M22S</meta:editing-duration>
    <meta:editing-cycles>17</meta:editing-cycles>
    <meta:generator>LibreOffice/7.4.1.2$Windows_X86_64 LibreOffice_project/3c58a8f3a960df8bc8fd77b461821e42c061c5f0</meta:generator>
    <meta:document-statistic meta:table-count="1" meta:image-count="0" meta:object-count="0" meta:page-count="22" meta:paragraph-count="339" meta:word-count="13941" meta:character-count="79316" meta:non-whitespace-character-count="65713"/>
  </office:meta>
</office:document-meta>
</file>